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6.715cm" svg:y="9.13cm">
          <text:p text:style-name="P1"><text:span text:style-name="T1">any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967cm" svg:height="2.807cm" svg:x="5.121cm" svg:y="7.985cm">
          <text:p text:style-name="P2"><text:span text:style-name="T1">JOIN: equality join</text:span>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5.08cm" svg:x="4.81cm" svg:y="6.08cm">
          <text:p text:style-name="P2"><text:span text:style-name="T1">SEARCH: word search</text:span><text:span text:style-name="T1"><text:line-break/></text:span><text:span text:style-name="T1">(only for text fields)</text:span>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229cm" svg:height="6.69cm" svg:x="4.514cm" svg:y="4.81cm">
          <text:p text:style-name="P2"><text:span text:style-name="T1">DET: equality selectio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1.27cm" svg:x="16.07cm" svg:y="9.13cm">
          <text:p text:style-name="P1"><text:span text:style-name="T1">any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32cm" svg:height="2.781cm" svg:x="14.335cm" svg:y="8.011cm">
          <text:p text:style-name="P2"><text:span text:style-name="T1">OPE-JOIN: inequality join</text:span></text:p>
          <text:p text:style-name="P2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95cm" svg:height="5.08cm" svg:x="14.005cm" svg:y="6.08cm">
          <text:p text:style-name="P1"><text:span text:style-name="T1">OPE: comparis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593cm" svg:height="6.69cm" svg:x="13.69cm" svg:y="4.81cm">
          <text:p text:style-name="P2"><text:span text:style-name="T1">RND: no functionality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26cm" svg:x="24.195cm" svg:y="7.995cm">
          <text:p text:style-name="P1"><text:span text:style-name="T1">int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8cm" svg:height="3.175cm" svg:x="23.025cm" svg:y="6.715cm">
          <text:p text:style-name="P2"><text:span text:style-name="T1">HOM: sum</text:span>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445cm" svg:height="0.954cm" svg:x="7.315cm" svg:y="11.93cm">
          <draw:text-box>
            <text:p text:style-name="P3"><text:span text:style-name="T1">Onion 1</text:span></text:p>
          </draw:text-box>
        </draw:frame>
        <draw:frame draw:style-name="gr2" draw:text-style-name="P3" draw:layer="layout" svg:width="4.445cm" svg:height="0.954cm" svg:x="16.752cm" svg:y="11.93cm">
          <draw:text-box>
            <text:p text:style-name="P3"><text:span text:style-name="T1">Onion 2</text:span></text:p>
          </draw:text-box>
        </draw:frame>
        <draw:frame draw:style-name="gr2" draw:text-style-name="P3" draw:layer="layout" svg:width="4.445cm" svg:height="0.954cm" svg:x="24.417cm" svg:y="11.93cm">
          <draw:text-box>
            <text:p text:style-name="P3"><text:span text:style-name="T1">Onion 3</text:span></text:p>
          </draw:text-box>
        </draw:frame>
        <draw:custom-shape draw:style-name="gr1" draw:text-style-name="P2" draw:layer="layout" svg:width="8.86cm" svg:height="8.257cm" svg:x="4.199cm" svg:y="3.54cm">
          <text:p text:style-name="P2"><text:span text:style-name="T1">RND: no functionality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luca Popa</meta:initial-creator>
    <meta:creation-date>2010-03-10T20:31:55</meta:creation-date>
    <dc:date>2011-07-19T10:42:37</dc:date>
    <dc:creator>Nickolai Zeldovich</dc:creator>
    <meta:editing-duration>PT4H43M37S</meta:editing-duration>
    <meta:editing-cycles>21</meta:editing-cycles>
    <meta:generator>LibreOffice/3.3$Unix LibreOffice_project/330m19$Build-202</meta:generator>
    <meta:document-statistic meta:object-count="14"/>
  </office:meta>
</office:document-meta>
</file>